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124180" officeooo:paragraph-rsid="00124180" style:font-size-asian="12pt" style:font-size-complex="12pt"/>
    </style:style>
    <style:style style:name="P3" style:family="paragraph" style:parent-style-name="Standard">
      <style:text-properties style:font-name="Arial" fo:font-size="12pt" officeooo:paragraph-rsid="001ad514" style:font-size-asian="12pt" style:font-size-complex="12pt"/>
    </style:style>
    <style:style style:name="P4" style:family="paragraph" style:parent-style-name="Standard">
      <style:text-properties style:font-name="Arial" fo:font-size="12pt" officeooo:rsid="001ad514" officeooo:paragraph-rsid="001ad514" style:font-size-asian="12pt" style:font-size-complex="12pt"/>
    </style:style>
    <style:style style:name="P5" style:family="paragraph" style:parent-style-name="Standard">
      <style:text-properties style:font-name="Arial" fo:font-size="12pt" officeooo:rsid="003b7ccc" officeooo:paragraph-rsid="003b7ccc" style:font-size-asian="12pt" style:font-size-complex="12pt"/>
    </style:style>
    <style:style style:name="P6" style:family="paragraph" style:parent-style-name="Standard">
      <style:text-properties style:font-name="Arial" fo:font-size="12pt" officeooo:rsid="003d27f1" officeooo:paragraph-rsid="003d27f1" style:font-size-asian="12pt" style:font-size-complex="12pt"/>
    </style:style>
    <style:style style:name="P7" style:family="paragraph" style:parent-style-name="Standard">
      <style:text-properties style:font-name="Arial" fo:font-size="12pt" officeooo:rsid="003ed3ab" officeooo:paragraph-rsid="003ed3ab" style:font-size-asian="12pt" style:font-size-complex="12pt"/>
    </style:style>
    <style:style style:name="P8" style:family="paragraph" style:parent-style-name="Standard">
      <style:text-properties style:font-name="Arial" fo:font-size="12pt" officeooo:rsid="00419f47" officeooo:paragraph-rsid="00419f47" style:font-size-asian="12pt" style:font-size-complex="12pt"/>
    </style:style>
    <style:style style:name="P9" style:family="paragraph" style:parent-style-name="Standard">
      <style:text-properties style:font-name="Arial" fo:font-size="12pt" officeooo:rsid="004428c0" officeooo:paragraph-rsid="004428c0" style:font-size-asian="12pt" style:font-size-complex="12pt"/>
    </style:style>
    <style:style style:name="P10" style:family="paragraph" style:parent-style-name="Standard">
      <style:text-properties style:font-name="Arial" fo:font-size="12pt" officeooo:paragraph-rsid="0053c0c2" style:font-size-asian="12pt" style:font-size-complex="12pt"/>
    </style:style>
    <style:style style:name="P11" style:family="paragraph" style:parent-style-name="Standard">
      <style:text-properties style:font-name="Arial" fo:font-size="12pt" officeooo:rsid="0053c0c2" officeooo:paragraph-rsid="0053c0c2" style:font-size-asian="12pt" style:font-size-complex="12pt"/>
    </style:style>
    <style:style style:name="P12" style:family="paragraph" style:parent-style-name="Standard">
      <style:text-properties style:font-name="Arial" fo:font-size="12pt" officeooo:paragraph-rsid="005b92d9" style:font-size-asian="12pt" style:font-size-complex="12pt"/>
    </style:style>
    <style:style style:name="P13" style:family="paragraph" style:parent-style-name="Standard">
      <style:text-properties style:font-name="Arial" fo:font-size="12pt" officeooo:paragraph-rsid="006066fe" style:font-size-asian="12pt" style:font-size-complex="12pt"/>
    </style:style>
    <style:style style:name="P14" style:family="paragraph" style:parent-style-name="Standard">
      <style:text-properties style:font-name="Arial" fo:font-size="12pt" officeooo:rsid="0035dd1c" officeooo:paragraph-rsid="0035dd1c" style:font-size-asian="12pt" style:font-size-complex="12pt"/>
    </style:style>
    <style:style style:name="P15" style:family="paragraph" style:parent-style-name="Standard">
      <style:text-properties style:font-name="Arial" fo:font-size="12pt" officeooo:paragraph-rsid="008d7a07" style:font-size-asian="12pt" style:font-size-complex="12pt"/>
    </style:style>
    <style:style style:name="P16" style:family="paragraph" style:parent-style-name="Standard">
      <style:text-properties style:font-name="Arial" fo:font-size="12pt" officeooo:paragraph-rsid="008b2cde" style:font-size-asian="12pt" style:font-size-complex="12pt"/>
    </style:style>
    <style:style style:name="P17" style:family="paragraph" style:parent-style-name="Standard">
      <style:text-properties style:font-name="Arial" fo:font-size="12pt" officeooo:paragraph-rsid="00082bde" fo:background-color="#ffff00" style:font-size-asian="12pt" style:font-size-complex="12pt"/>
    </style:style>
    <style:style style:name="P18" style:family="paragraph" style:parent-style-name="Standard">
      <style:text-properties style:font-name="Arial" fo:font-size="12pt" officeooo:paragraph-rsid="001ad514" fo:background-color="transparent" style:font-size-asian="12pt" style:font-size-complex="12pt"/>
    </style:style>
    <style:style style:name="P19" style:family="paragraph" style:parent-style-name="Standard">
      <style:text-properties style:font-name="Arial" fo:font-size="12pt" officeooo:rsid="0053c0c2" officeooo:paragraph-rsid="0053c0c2" fo:background-color="transparent" style:font-size-asian="12pt" style:font-size-complex="12pt"/>
    </style:style>
    <style:style style:name="P20" style:family="paragraph" style:parent-style-name="Standard">
      <style:text-properties style:font-name="Arial" fo:font-size="12pt" officeooo:rsid="0058d7d4" officeooo:paragraph-rsid="0058d7d4" fo:background-color="transparent" style:font-size-asian="12pt" style:font-size-complex="12pt"/>
    </style:style>
    <style:style style:name="P21" style:family="paragraph" style:parent-style-name="Standard">
      <style:text-properties style:font-name="Arial" fo:font-size="12pt" officeooo:rsid="0074690a" officeooo:paragraph-rsid="0074690a" fo:background-color="transparent" style:font-size-asian="12pt" style:font-size-complex="12pt"/>
    </style:style>
    <style:style style:name="P22" style:family="paragraph" style:parent-style-name="Standard">
      <style:text-properties style:font-name="Arial" fo:font-size="12pt" officeooo:rsid="008b2cde" officeooo:paragraph-rsid="008b2cde" fo:background-color="transparent" style:font-size-asian="12pt" style:font-size-complex="12pt"/>
    </style:style>
    <style:style style:name="P23" style:family="paragraph" style:parent-style-name="Standard">
      <style:text-properties style:font-name="Arial" fo:font-size="12pt" officeooo:rsid="005dfa48" officeooo:paragraph-rsid="005dfa48" fo:background-color="#ff0000" style:font-size-asian="12pt" style:font-size-complex="12pt"/>
    </style:style>
    <style:style style:name="P24" style:family="paragraph" style:parent-style-name="Standard">
      <style:text-properties style:font-name="Arial" fo:font-size="12pt" officeooo:rsid="006337df" officeooo:paragraph-rsid="006337df" fo:background-color="#ff0000" style:font-size-asian="12pt" style:font-size-complex="12pt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6066fe" fo:background-color="#ff0000" style:font-size-asian="10pt" style:font-style-asian="normal" style:font-weight-asian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8b2cde" officeooo:paragraph-rsid="008b2cde" fo:background-color="transparent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8f5bde" officeooo:paragraph-rsid="0090594c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style:writing-mode="lr-tb"/>
      <style:text-properties fo:background-color="#ff0000"/>
    </style:style>
    <style:style style:name="P29" style:family="paragraph" style:parent-style-name="Standard">
      <style:paragraph-properties style:writing-mode="lr-tb"/>
    </style:style>
    <style:style style:name="P30" style:family="paragraph" style:parent-style-name="Standard">
      <style:paragraph-properties style:writing-mode="lr-tb"/>
      <style:text-properties style:font-name="Arial" fo:font-size="12pt" officeooo:paragraph-rsid="0009be7d" style:font-size-asian="12pt" style:font-size-complex="12pt"/>
    </style:style>
    <style:style style:name="P31" style:family="paragraph" style:parent-style-name="Standard">
      <style:paragraph-properties style:writing-mode="lr-tb"/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33" style:family="paragraph" style:parent-style-name="Standard">
      <style:paragraph-properties style:writing-mode="lr-tb"/>
      <style:text-properties style:font-name="Arial" fo:font-size="12pt" officeooo:rsid="007bab23" officeooo:paragraph-rsid="007bab23" style:font-size-asian="12pt" style:font-size-complex="12pt"/>
    </style:style>
    <style:style style:name="P34" style:family="paragraph" style:parent-style-name="Standard">
      <style:paragraph-properties style:writing-mode="lr-tb"/>
      <style:text-properties style:font-name="Arial" fo:font-size="12pt" officeooo:rsid="00851221" officeooo:paragraph-rsid="00851221" style:font-size-asian="12pt" style:font-size-complex="12pt"/>
    </style:style>
    <style:style style:name="P35" style:family="paragraph" style:parent-style-name="Standard">
      <style:paragraph-properties style:writing-mode="lr-tb"/>
      <style:text-properties style:font-name="Arial" fo:font-size="12pt" officeooo:rsid="00892e3e" officeooo:paragraph-rsid="00892e3e" style:font-size-asian="12pt" style:font-size-complex="12pt"/>
    </style:style>
    <style:style style:name="P36" style:family="paragraph" style:parent-style-name="Standard">
      <style:paragraph-properties style:writing-mode="lr-tb"/>
      <style:text-properties style:font-name="Arial" fo:font-size="12pt" officeooo:paragraph-rsid="00969d37" style:font-size-asian="12pt" style:font-size-complex="12pt"/>
    </style:style>
    <style:style style:name="P37" style:family="paragraph" style:parent-style-name="Standard">
      <style:paragraph-properties style:writing-mode="lr-tb"/>
      <style:text-properties style:font-name="Arial" fo:font-size="12pt" officeooo:paragraph-rsid="008f5bde" style:font-size-asian="12pt" style:font-size-complex="12pt"/>
    </style:style>
    <style:style style:name="P38" style:family="paragraph" style:parent-style-name="Standard">
      <style:paragraph-properties style:writing-mode="lr-tb"/>
      <style:text-properties style:font-name="Arial" fo:font-size="12pt" officeooo:rsid="0068685e" officeooo:paragraph-rsid="0068685e" fo:background-color="#ff0000" style:font-size-asian="12pt" style:font-size-complex="12pt"/>
    </style:style>
    <style:style style:name="P39" style:family="paragraph" style:parent-style-name="Standard">
      <style:paragraph-properties style:writing-mode="lr-tb"/>
      <style:text-properties style:font-name="Arial" fo:font-size="12pt" officeooo:rsid="006ec025" officeooo:paragraph-rsid="006ec025" fo:background-color="#ff0000" style:font-size-asian="12pt" style:font-size-complex="12pt"/>
    </style:style>
    <style:style style:name="P40" style:family="paragraph" style:parent-style-name="Standard">
      <style:paragraph-properties style:writing-mode="lr-tb"/>
      <style:text-properties style:font-name="Arial" fo:font-size="12pt" officeooo:rsid="0081de7c" officeooo:paragraph-rsid="0081de7c" fo:background-color="#ff0000" style:font-size-asian="12pt" style:font-size-complex="12pt"/>
    </style:style>
    <style:style style:name="P41" style:family="paragraph" style:parent-style-name="Standard">
      <style:paragraph-properties style:writing-mode="lr-tb"/>
      <style:text-properties style:font-name="Arial" fo:font-size="12pt" officeooo:rsid="0083dbfe" officeooo:paragraph-rsid="0083dbfe" fo:background-color="#ff0000" style:font-size-asian="12pt" style:font-size-complex="12pt"/>
    </style:style>
    <style:style style:name="P42" style:family="paragraph" style:parent-style-name="Standard">
      <style:paragraph-properties style:writing-mode="lr-tb"/>
      <style:text-properties style:font-name="Arial" fo:font-size="12pt" officeooo:rsid="00851221" officeooo:paragraph-rsid="00851221" fo:background-color="#ff0000" style:font-size-asian="12pt" style:font-size-complex="12pt"/>
    </style:style>
    <style:style style:name="P43" style:family="paragraph" style:parent-style-name="Standard">
      <style:paragraph-properties style:writing-mode="lr-tb"/>
      <style:text-properties style:font-name="Arial" fo:font-size="12pt" officeooo:rsid="0089ac53" officeooo:paragraph-rsid="0089ac53" fo:background-color="#ff0000" style:font-size-asian="12pt" style:font-size-complex="12pt"/>
    </style:style>
    <style:style style:name="P44" style:family="paragraph" style:parent-style-name="Standard">
      <style:paragraph-properties style:writing-mode="lr-tb"/>
      <style:text-properties style:font-name="Arial" fo:font-size="12pt" officeooo:rsid="008afa2f" officeooo:paragraph-rsid="008afa2f" fo:background-color="#ff0000" style:font-size-asian="12pt" style:font-size-complex="12pt"/>
    </style:style>
    <style:style style:name="P45" style:family="paragraph" style:parent-style-name="Standard">
      <style:paragraph-properties style:writing-mode="lr-tb"/>
      <style:text-properties style:font-name="Arial" fo:font-size="12pt" fo:background-color="transparent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Arial" fo:font-size="12pt" fo:background-color="transparent" style:font-size-asian="12pt" style:font-size-complex="12pt"/>
    </style:style>
    <style:style style:name="P47" style:family="paragraph" style:parent-style-name="Standard">
      <style:paragraph-properties style:writing-mode="lr-tb"/>
      <style:text-properties style:font-name="Arial" fo:font-size="12pt" officeooo:paragraph-rsid="008d7a07" fo:background-color="transparent" style:font-size-asian="12pt" style:font-size-complex="12pt"/>
    </style:style>
    <style:style style:name="P48" style:family="paragraph" style:parent-style-name="Standard">
      <style:paragraph-properties style:writing-mode="lr-tb"/>
      <style:text-properties style:font-name="Arial" fo:font-size="12pt" officeooo:rsid="00866d71" officeooo:paragraph-rsid="00866d71" fo:background-color="#81d41a" style:font-size-asian="12pt" style:font-size-complex="12pt"/>
    </style:style>
    <style:style style:name="P49" style:family="paragraph" style:parent-style-name="Standard">
      <style:paragraph-properties style:writing-mode="lr-tb"/>
      <style:text-properties style:font-name="Arial" fo:font-size="12pt" officeooo:rsid="001ad514" fo:background-color="#81d41a" style:font-size-asian="12pt" style:font-size-complex="12pt"/>
    </style:style>
    <style:style style:name="P50" style:family="paragraph" style:parent-style-name="Standard">
      <style:paragraph-properties style:writing-mode="lr-tb"/>
      <style:text-properties officeooo:paragraph-rsid="00963ca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0eefbc" fo:background-color="#81d41a" loext:char-shading-value="0"/>
    </style:style>
    <style:style style:name="T4" style:family="text">
      <style:text-properties officeooo:rsid="00124180" fo:background-color="#81d41a" loext:char-shading-value="0"/>
    </style:style>
    <style:style style:name="T5" style:family="text">
      <style:text-properties officeooo:rsid="0026df13" fo:background-color="#81d41a" loext:char-shading-value="0"/>
    </style:style>
    <style:style style:name="T6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ucida Sans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Tahoma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09be7d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13cfd9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156401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17404a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1c8cd0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020ec5f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2b1d2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02376ce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029affd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02bfc74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02d2415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02ec3f4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2ee89b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320416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339a53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3520f7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7323ea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07d84b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07dd443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083dbf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08f5bd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09469b2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098a01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9a386b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9bf10c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fo:background-color="#81d41a" loext:char-shading-value="0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1c8cd0" fo:background-color="#81d41a" loext:char-shading-value="0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2bfc74" fo:background-color="#81d41a" loext:char-shading-value="0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320416" fo:background-color="#81d41a" loext:char-shading-value="0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2376ce" fo:background-color="#ffff00" loext:char-shading-value="0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2d2415" fo:background-color="#ffff00" loext:char-shading-value="0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normal" fo:background-color="#ff0000" loext:char-shading-value="0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officeooo:rsid="008b2cde" fo:background-color="transparent" loext:char-shading-value="0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097a0c6" fo:background-color="transparent" loext:char-shading-value="0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bold" officeooo:rsid="002ec3f4" style:font-style-asian="normal" style:font-weight-asian="bold" style:text-emphasize="none"/>
    </style:style>
    <style:style style:name="T4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9be7d" style:font-size-asian="10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c8cd0" style:font-size-asian="10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ff495" style:font-size-asian="10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afa2f" style:font-size-asian="10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9d4d0e" style:font-size-asian="10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314a8" style:font-size-asian="10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2pt" style:text-emphasize="none"/>
    </style:style>
    <style:style style:name="T55" style:family="text">
      <style:text-properties officeooo:rsid="0018b8ea"/>
    </style:style>
    <style:style style:name="T56" style:family="text">
      <style:text-properties officeooo:rsid="001ad514"/>
    </style:style>
    <style:style style:name="T57" style:family="text">
      <style:text-properties officeooo:rsid="0026df13"/>
    </style:style>
    <style:style style:name="T58" style:family="text">
      <style:text-properties officeooo:rsid="00339a53"/>
    </style:style>
    <style:style style:name="T59" style:family="text">
      <style:text-properties officeooo:rsid="00320416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font-name="Arial" fo:font-size="12pt" officeooo:rsid="00339a53" style:font-size-asian="12pt" style:font-size-complex="12pt"/>
    </style:style>
    <style:style style:name="T62" style:family="text">
      <style:text-properties style:font-name="Arial" fo:font-size="12pt" officeooo:rsid="008d85bf" style:font-size-asian="12pt" style:font-size-complex="12pt"/>
    </style:style>
    <style:style style:name="T63" style:family="text">
      <style:text-properties officeooo:rsid="00418518"/>
    </style:style>
    <style:style style:name="T64" style:family="text">
      <style:text-properties officeooo:rsid="00419f47"/>
    </style:style>
    <style:style style:name="T65" style:family="text">
      <style:text-properties officeooo:rsid="0041bae1"/>
    </style:style>
    <style:style style:name="T66" style:family="text">
      <style:text-properties officeooo:rsid="0046d363"/>
    </style:style>
    <style:style style:name="T67" style:family="text">
      <style:text-properties officeooo:rsid="004890f9"/>
    </style:style>
    <style:style style:name="T68" style:family="text">
      <style:text-properties officeooo:rsid="004a15ca"/>
    </style:style>
    <style:style style:name="T69" style:family="text">
      <style:text-properties officeooo:rsid="004bcf85"/>
    </style:style>
    <style:style style:name="T70" style:family="text">
      <style:text-properties officeooo:rsid="004e1b78"/>
    </style:style>
    <style:style style:name="T71" style:family="text">
      <style:text-properties officeooo:rsid="00518c76"/>
    </style:style>
    <style:style style:name="T72" style:family="text">
      <style:text-properties officeooo:rsid="0056bd7b"/>
    </style:style>
    <style:style style:name="T73" style:family="text">
      <style:text-properties officeooo:rsid="0057af52"/>
    </style:style>
    <style:style style:name="T74" style:family="text">
      <style:text-properties fo:background-color="#ff0000" loext:char-shading-value="0"/>
    </style:style>
    <style:style style:name="T75" style:family="text">
      <style:text-properties officeooo:rsid="005d921e"/>
    </style:style>
    <style:style style:name="T76" style:family="text">
      <style:text-properties officeooo:rsid="005f6896"/>
    </style:style>
    <style:style style:name="T77" style:family="text">
      <style:text-properties officeooo:rsid="0069812b"/>
    </style:style>
    <style:style style:name="T78" style:family="text">
      <style:text-properties officeooo:rsid="006ac9d6"/>
    </style:style>
    <style:style style:name="T79" style:family="text">
      <style:text-properties officeooo:rsid="0087dbdd"/>
    </style:style>
    <style:style style:name="T80" style:family="text">
      <style:text-properties officeooo:rsid="001c8cd0"/>
    </style:style>
    <style:style style:name="T81" style:family="text">
      <style:text-properties officeooo:rsid="008f5bde"/>
    </style:style>
    <style:style style:name="T82" style:family="text">
      <style:text-properties fo:font-style="italic"/>
    </style:style>
    <style:style style:name="T83" style:family="text">
      <style:text-properties officeooo:rsid="0097a0c6"/>
    </style:style>
    <style:style style:name="T84" style:family="text">
      <style:text-properties officeooo:rsid="0098a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mon reasons:</text:p>
      <text:p text:style-name="P5">Leaf root difference</text:p>
      <text:p text:style-name="P6">different clades → expressed/not expressed</text:p>
      <text:p text:style-name="P1"/>
      <text:p text:style-name="P1">N0.HOG0002869:</text:p>
      <text:p text:style-name="P28" loext:marker-style-name="T6"><text:span text:style-name="T47">Adaptation, Stress related, but role unclear</text:span></text:p>
      <text:p text:style-name="Standard"><text:span text:style-name="T60"><text:tab/>Ta Down, Os Up, </text:span><text:span text:style-name="T47">MSA checks out, Tree seperates C3 and C4 well, Basemean is somewhat evenly distributed among the duplicates </text:span></text:p>
      <text:p text:style-name="P1"><text:tab/>At Ortholog by Blasting Zm AA Seq: Sec14p-like phosphatidylinositol transfer family protein</text:p>
      <text:p text:style-name="P1"><text:tab/><text:tab/>-&gt; role unclear, <text:span text:style-name="T63">but clear connection of expression and stress/C4</text:span></text:p>
      <text:p text:style-name="P1"/>
      <text:p text:style-name="P12">N0.HOG0000900:</text:p>
      <text:p text:style-name="P28" loext:marker-style-name="T6"><text:span text:style-name="T47">No Adaptation, C4 and C3 related, something chloroplast related, </text:span><text:span text:style-name="T52">but subfunctionalisation?</text:span></text:p>
      <text:p text:style-name="P1"><text:s text:c="4"/>All Down, not good seperation between C3 and C4. C4 has low basemean for several duplicate<text:span text:style-name="T64">s</text:span></text:p>
      <text:p text:style-name="P8">pseudogenisation of C4 gene duplicates (whole Upper clade has low expression). Whole lower clade not (<text:span text:style-name="T65">older </text:span>genes!)</text:p>
      <text:p text:style-name="P1"><text:s text:c="4"/>Encodes a chloroplast envelope Ca2+-ATPase with an N-terminal autoinhibitor.</text:p>
      <text:p text:style-name="P1"><text:s text:c="8"/>-&gt; growth and pollen fitness -&gt; many general functions + stresses</text:p>
      <text:p text:style-name="P9">Cannot say that this has to do something with stress <text:span text:style-name="T67">adaptation</text:span>, <text:span text:style-name="T68">expansion due to pseudogenisation is not seen</text:span><text:span text:style-name="T66">. </text:span><text:span text:style-name="T69">Reaction or general difference between C4 and C3 </text:span><text:span text:style-name="T70">(function is chloroplast related)</text:span></text:p>
      <text:p text:style-name="P1"/>
      <text:p text:style-name="P1">N0.HOG0004931:<text:span text:style-name="T74"/></text:p>
      <text:p text:style-name="P28" loext:marker-style-name="T6"><text:span text:style-name="T47">Adaptation, Stress related, </text:span><text:span text:style-name="T51">known function</text:span></text:p>
      <text:p text:style-name="Standard"><text:span text:style-name="T60"><text:s text:c="4"/>All Up, Sb has one loss of function, </text:span><text:span text:style-name="T54">MSA looks good. Good seperation of C3 and C4. Sb shows one loss of function. </text:span></text:p>
      <text:p text:style-name="P1"><text:s text:c="4"/>At Ortholog: 20S Proteasome subunit</text:p>
      <text:p text:style-name="P1"><text:s text:c="8"/>-&gt; proteasome more active <text:span text:style-name="T71">because of</text:span> denatured proteins maybe? C4 constitutively expressed</text:p>
      <text:p text:style-name="P11"/>
      <text:p text:style-name="P1"/>
      <text:p text:style-name="P1">N0.HOG0004512:</text:p>
      <text:p text:style-name="P28" loext:marker-style-name="T6"><text:span text:style-name="T47">Adaptation Unclear, C4 or Stress related unclear due to C4, </text:span></text:p>
      <text:p text:style-name="P10"><text:s text:c="5"/>rather low basemean for duplicates of Ms Sb Ta <text:span text:style-name="T53">Low basemean is not seperated into a clade</text:span></text:p>
      <text:p text:style-name="P1"><text:s text:c="4"/>At ortholog: Probable receptor-like protein kinase</text:p>
      <text:p text:style-name="P1"><text:s text:c="8"/>-&gt; role unclear It has to do something with the cell cycle? <text:span text:style-name="T2">Read more into it!</text:span></text:p>
      <text:p text:style-name="P19"><text:tab/><text:span text:style-name="T72">Adaptation is unclear, </text:span><text:span text:style-name="T73">because expansion is not clear (possible pseudogenisation?)</text:span></text:p>
      <text:p text:style-name="P20"><text:tab/>two Ta duplicates are also lowly expressed → Not related to stress/C4 at all?</text:p>
      <text:p text:style-name="P1"/>
      <text:p text:style-name="P1">N0.HOG0004908:</text:p>
      <text:p text:style-name="P23">discarded</text:p>
      <text:p text:style-name="P1"><text:s text:c="4"/>All Up, Os is fragmented, Sb shows an additional N part, C4 and C3 seperated in tree</text:p>
      <text:p text:style-name="P1"><text:s text:c="4"/><text:span text:style-name="T1">why is Os fragmented?</text:span></text:p>
      <text:p text:style-name="P1"><text:s text:c="4"/>At ortholog: Vacuolar-type H + -ATPase (V-ATPase), endomembrane</text:p>
      <text:p text:style-name="P1"><text:s text:c="8"/>-&gt; role in oxidative Stress</text:p>
      <text:p text:style-name="P1">→ <text:span text:style-name="T75">Os fragmented, discard</text:span></text:p>
      <text:p text:style-name="P1"/>
      <text:p text:style-name="P1">N0.HOG0003607:</text:p>
      <text:p text:style-name="P25">No Adaptation, No clear difference between C4 and C3, role rather unclear</text:p>
      <text:p text:style-name="P13"><text:s text:c="4"/>All Up, Zm very fragmented <text:span text:style-name="T76">and low basemean</text:span>, C3 and C4 somewhat seperated</text:p>
      <text:p text:style-name="P1"><text:soft-page-break/><text:s text:c="4"/>At ortholog by blasting Ta: <text:s/>ATSSL4, SSL4, STRICTOSIDINE SYNTHASE-LIKE 4, but unlikely activity</text:p>
      <text:p text:style-name="P1"><text:s text:c="8"/>-&gt; role Resistance against Ralstonia solanacearum</text:p>
      <text:p text:style-name="Standard"><text:span text:style-name="T60"><text:tab/>→ </text:span><text:span text:style-name="T47">No Adaptation, No clear difference between C4 and C3, role rather unclear</text:span></text:p>
      <text:p text:style-name="P1"/>
      <text:p text:style-name="P1"/>
      <text:p text:style-name="P1"/>
      <text:p text:style-name="P1">N0.HOG0005093:</text:p>
      <text:p text:style-name="P24">No Adaptation, Linked to Stress/Defense tradeoff, </text:p>
      <text:p text:style-name="P1"><text:s text:c="4"/>All Down, Overall low basemean for duplicates. Os low basemean, one Ta missing</text:p>
      <text:p text:style-name="P29" loext:marker-style-name="T6"><text:span text:style-name="T47">Very low basemean for duplicates. Os only basemean of 6. C4 show loss of function duplicates. One Ta is missing</text:span></text:p>
      <text:p text:style-name="P1"/>
      <text:p text:style-name="P17"><text:s text:c="4"/>Why would C4 expand, have loss of function and C3 is downregulated?</text:p>
      <text:p text:style-name="P1"><text:s text:c="4"/>At ortholog by blasting Zm: Jasmonoyl--L-amino acid synthetase JAR1 regulatory relationship between both proteins may link plant growth and defense trade-offs</text:p>
      <text:p text:style-name="P1"><text:s text:c="4"/>-&gt; role in defense growth trade off. mutualy antagonizing phyA</text:p>
      <text:p text:style-name="P1"><text:tab/><text:span text:style-name="T3">But mixed with auxin responsive genes </text:span><text:span text:style-name="T4">GH3</text:span><text:span text:style-name="T3">?</text:span></text:p>
      <text:p text:style-name="P2"><text:span text:style-name="T3"><text:tab/></text:span><text:span text:style-name="T2">GH3 or JAR1</text:span></text:p>
      <text:p text:style-name="P1"/>
      <text:p text:style-name="P30" loext:marker-style-name="T6"><text:span text:style-name="T10">N0.HOG0002654:</text:span></text:p>
      <text:p text:style-name="P28" loext:marker-style-name="T6"><text:span text:style-name="T48">Unclear, Possible annotation Error</text:span></text:p>
      <text:p text:style-name="P30" loext:marker-style-name="T6"><text:span text:style-name="T11"><text:s text:c="4"/>All Up, Ms, Sb, Os show fragmented genes, </text:span></text:p>
      <text:p text:style-name="P31" loext:marker-style-name="T6"><text:span text:style-name="T10"><text:s text:c="4"/></text:span><text:span text:style-name="T45">phospholipas</text:span><text:span text:style-name="T10">e D </text:span></text:p>
      <text:p text:style-name="P31" loext:marker-style-name="T6"><text:span text:style-name="T10"><text:s text:c="4"/></text:span><text:span text:style-name="T11">At ortholog <text:s/>of Zm: Involved </text:span><text:span text:style-name="T10">regulating root development in response to nutrient limitation / salt stress</text:span></text:p>
      <text:p text:style-name="P31" loext:marker-style-name="T6"><text:span text:style-name="T10"><text:s text:c="4"/>→ </text:span><text:span text:style-name="T11">role maybe in root development Also Sb shows subfunctionalization/two subunits?</text:span></text:p>
      <text:p text:style-name="P31" loext:marker-style-name="T6"><text:span text:style-name="T11"><text:tab/>Look more into it!</text:span></text:p>
      <text:p text:style-name="P31" loext:marker-style-name="T6"><text:span text:style-name="T11"/></text:p>
      <text:p text:style-name="P31" loext:marker-style-name="T6"><text:span text:style-name="T11">N0.HOG0003137</text:span></text:p>
      <text:p text:style-name="P38" loext:marker-style-name="T6"><text:span text:style-name="T11">A</text:span><text:span text:style-name="T10">daptation, Unknown function</text:span></text:p>
      <text:p text:style-name="P31" loext:marker-style-name="T6"><text:span text:style-name="T11"><text:tab/></text:span><text:span text:style-name="T12">All Up, no info on Function</text:span></text:p>
      <text:p text:style-name="P31" loext:marker-style-name="T6"><text:span text:style-name="T11"><text:tab/></text:span><text:span text:style-name="T12">At ortholog of Zm: Constituent of the nuclear pore complex (NPC); plays a critical role in seed formation by regulating gene expression </text:span></text:p>
      <text:p text:style-name="P31" loext:marker-style-name="T6"><text:span text:style-name="T12"><text:tab/>→ </text:span><text:span text:style-name="T13">role maybe in vegetative/defense response. </text:span><text:span text:style-name="T14">Or earlier formation of seeds?</text:span></text:p>
      <text:p text:style-name="P31" loext:marker-style-name="T6"><text:span text:style-name="T12"/></text:p>
      <text:p text:style-name="P1"/>
      <text:p text:style-name="P31" loext:marker-style-name="T6"><text:span text:style-name="T10">N0.HOG0005130</text:span></text:p>
      <text:p text:style-name="P28" loext:marker-style-name="T6"><text:span text:style-name="T47">No Adaptation, Maybe C4 C3 related, role unclear</text:span></text:p>
      <text:p text:style-name="P1"><text:tab/><text:span text:style-name="T55">All Up, for some duplicates basemean is rather low, C3 and C4 not as well <text:tab/>seperated, </text:span><text:span text:style-name="T77">expressed/not expressed </text:span><text:span text:style-name="T78">seperated (pseudogenisation?)</text:span></text:p>
      <text:p text:style-name="P1"><text:tab/><text:span text:style-name="T55">Hypothetical protein/Domain containing proteins</text:span></text:p>
      <text:p text:style-name="P1"><text:tab/><text:tab/>→ <text:span text:style-name="T55">role unclear</text:span></text:p>
      <text:p text:style-name="P31" loext:marker-style-name="T6"><text:span text:style-name="T10"/></text:p>
      <text:p text:style-name="P31" loext:marker-style-name="T6"><text:span text:style-name="T10">N0.HOG0003710</text:span></text:p>
      <text:p text:style-name="P39" loext:marker-style-name="T6"><text:span text:style-name="T10">discard</text:span></text:p>
      <text:p text:style-name="P1"><text:tab/><text:span text:style-name="T56">All Up, MSA for Os and Sb, Ms look fragmented</text:span></text:p>
      <text:p text:style-name="P3"><text:span text:style-name="T56"><text:tab/>At ortholog of Zm: </text:span><text:span text:style-name="T10">KH Family Genes Response to ABA and SA in <text:tab/>Arabidopsis thaliana, Regulation of gene expression</text:span></text:p>
      <text:p text:style-name="P3"><text:span text:style-name="T10"><text:tab/><text:tab/>→ </text:span><text:span text:style-name="T15">role rather unclear. </text:span><text:span text:style-name="T37">Why so many fragments?</text:span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45" loext:marker-style-name="T6"><text:soft-page-break/><text:span text:style-name="T15">N0.HOG0003362</text:span></text:p>
      <text:p text:style-name="P28" loext:marker-style-name="T6"><text:span text:style-name="T49">Adaptation, Stress related, </text:span><text:span text:style-name="T51">known function</text:span></text:p>
      <text:p text:style-name="P18"><text:span text:style-name="T15"><text:tab/></text:span><text:span text:style-name="T16">All Up, Two duplicates of Zm show low basemean</text:span></text:p>
      <text:p text:style-name="P32" loext:marker-style-name="T7"><text:span text:style-name="T10"><text:tab/></text:span><text:span text:style-name="T17">At ortholog from Zm: ROC1, </text:span><text:span text:style-name="T10">ROTAMASE CYP 1 Peptidyl-prolyl <text:tab/>cis-trans isomerase CYP18-3</text:span></text:p>
      <text:p text:style-name="P32" loext:marker-style-name="T7"><text:span text:style-name="T17"><text:tab/><text:tab/>→ </text:span><text:span text:style-name="T40">role: jasmonic acid signalling and antioxidant metabolism</text:span></text:p>
      <text:p text:style-name="P46" loext:marker-style-name="T7"><text:span text:style-name="T18">→ </text:span><text:span text:style-name="T27">Stress related, shows expansion and DE, although Zm is rather lowly expressed, this can be due to physiological differences in Zm. Not Root related, because Os shows really high basemean</text:span></text:p>
      <text:p text:style-name="P32" loext:marker-style-name="T7"><text:span text:style-name="T18"/></text:p>
      <text:p text:style-name="P32" loext:marker-style-name="T7"><text:span text:style-name="T18"/></text:p>
      <text:p text:style-name="P31" loext:marker-style-name="T6"><text:span text:style-name="T10">N0.HOG0004560</text:span></text:p>
      <text:p text:style-name="P28" loext:marker-style-name="T6"><text:span text:style-name="T47">Adaptation unclear, Stress related?</text:span></text:p>
      <text:p text:style-name="P4"><text:tab/><text:span text:style-name="T57">Ta Up and Os Down, C3 and C4 not as seperated</text:span></text:p>
      <text:p text:style-name="P3"><text:span text:style-name="T56"><text:tab/></text:span><text:span text:style-name="T57">At ortholog: </text:span><text:span text:style-name="T10">Negative effect on plant growth probable. H+ <text:tab/>ATPase repression Plant architecture, hypocotyl/leaf</text:span></text:p>
      <text:p text:style-name="P4"><text:tab/><text:tab/>→ <text:span text:style-name="T5">role: maybe this is just a reaction?</text:span></text:p>
      <text:p text:style-name="P21"><text:span text:style-name="T57">→ </text:span>Ms shows one fragment and one older gene with low basemean (pseudogenistation?)</text:p>
      <text:p text:style-name="P21">Therefore role is unclear → Is there adaptation? Or is this just a reaction</text:p>
      <text:p text:style-name="P4"/>
      <text:p text:style-name="P4"/>
      <text:p text:style-name="P31" loext:marker-style-name="T6"><text:span text:style-name="T10">N0.HOG0003895</text:span></text:p>
      <text:p text:style-name="P28" loext:marker-style-name="T6"><text:span text:style-name="T47">Adaptation unclear, Stress </text:span><text:span text:style-name="T50">related?</text:span></text:p>
      <text:p text:style-name="P31" loext:marker-style-name="T6"><text:span text:style-name="T10"><text:tab/></text:span><text:span text:style-name="T19">All Down, But </text:span><text:span text:style-name="T10">three Ms show only fragments and have low <text:tab/>basemean, which only leaves 2 Ms</text:span></text:p>
      <text:p text:style-name="P31" loext:marker-style-name="T6"><text:span text:style-name="T10"><text:tab/></text:span><text:span text:style-name="T20">At ortholog of Zm: repressor of transcriptional gene silencing</text:span></text:p>
      <text:p text:style-name="P31" loext:marker-style-name="T6"><text:span text:style-name="T20"><text:tab/><text:tab/>→ </text:span><text:span text:style-name="T38">role stop inhibition?</text:span></text:p>
      <text:p text:style-name="P33" loext:marker-style-name="T6"><text:span text:style-name="T20">N</text:span><text:span text:style-name="T10">o Adaptation for Ms which has three duplicates show psuedogenisation, which only leaves two. </text:span><text:span text:style-name="T28">Therefore role is unclear </text:span><text:span text:style-name="T29">if Stress related. No C3 and C4 related adaptation</text:span></text:p>
      <text:p text:style-name="P31" loext:marker-style-name="T6"><text:span text:style-name="T20"/></text:p>
      <text:p text:style-name="P31" loext:marker-style-name="T6"><text:span text:style-name="T20">N0.HOG0004459</text:span></text:p>
      <text:p text:style-name="P40" loext:marker-style-name="T6"><text:span text:style-name="T20">d</text:span><text:span text:style-name="T10">iscard</text:span></text:p>
      <text:p text:style-name="P31" loext:marker-style-name="T6"><text:span text:style-name="T20"><text:tab/></text:span><text:span text:style-name="T21">All Up, low basemean for duplicates (Zm and Sb) Os is <text:tab/>fragmented</text:span></text:p>
      <text:p text:style-name="P31" loext:marker-style-name="T6"><text:span text:style-name="T21"><text:tab/>At ortholog of Zm: SMAX1-</text:span><text:span text:style-name="T10">LIKE 3, SMXL3</text:span></text:p>
      <text:p text:style-name="P32" loext:marker-style-name="T9"><text:span text:style-name="T10">Encodes a member of an eight-gene family (SMAX1 and SMAX1-like) that has weak similarity to AtHSP101, a ClpB chaperonin required for thermotolerance. </text:span></text:p>
      <text:p text:style-name="P31" loext:marker-style-name="T6"><text:span text:style-name="T21"><text:tab/>→ unclear </text:span><text:span text:style-name="T41">role in thermotolerance</text:span></text:p>
      <text:p text:style-name="P31" loext:marker-style-name="T6"><text:span text:style-name="T21"/></text:p>
      <text:p text:style-name="P31" loext:marker-style-name="T6"><text:span text:style-name="T21">N0.HOG0004110</text:span></text:p>
      <text:p text:style-name="P41" loext:marker-style-name="T6"><text:span text:style-name="T21">N</text:span><text:span text:style-name="T10">o Adaptation</text:span></text:p>
      <text:p text:style-name="P31" loext:marker-style-name="T6"><text:span text:style-name="T21"><text:tab/>Ta Up, Os Down, </text:span><text:span text:style-name="T22">low basemean for several duplicates</text:span></text:p>
      <text:p text:style-name="P31" loext:marker-style-name="T6"><text:span text:style-name="T22"><text:tab/>function unclear: </text:span><text:span text:style-name="T46">Pterin-</text:span><text:span text:style-name="T10">binding domain-containing protein </text:span></text:p>
      <text:p text:style-name="P31" loext:marker-style-name="T6"><text:span text:style-name="T22">→ </text:span><text:span text:style-name="T30">Many low basemean (Loss of function?) → no adaptation seen for all C3 and C4</text:span></text:p>
      <text:p text:style-name="P31" loext:marker-style-name="T6"><text:span text:style-name="T22"/></text:p>
      <text:p text:style-name="P31" loext:marker-style-name="T6"><text:span text:style-name="T22">N0.HOG0004099</text:span></text:p>
      <text:p text:style-name="P42" loext:marker-style-name="T6"><text:span text:style-name="T22">N</text:span><text:span text:style-name="T10">o Adaptation</text:span></text:p>
      <text:p text:style-name="P31" loext:marker-style-name="T6"><text:span text:style-name="T22"><text:tab/></text:span><text:span text:style-name="T23">All Down, very low basemean overall</text:span></text:p>
      <text:p text:style-name="P31" loext:marker-style-name="T6"><text:span text:style-name="T23"><text:tab/>At ortholog of Zm: Dirigent protien</text:span></text:p>
      <text:p text:style-name="P31" loext:marker-style-name="T6"><text:span text:style-name="T23"><text:tab/>part of Jasmonic Acid biosynthetic process?</text:span></text:p>
      <text:p text:style-name="P31" loext:marker-style-name="T6"><text:span text:style-name="T23"><text:tab/><text:tab/>→ role unclear</text:span></text:p>
      <text:p text:style-name="P34" loext:marker-style-name="T6"><text:span text:style-name="T23">V</text:span><text:span text:style-name="T10">ery low basemean for a lot of C4 duplicated → no adaptation.</text:span></text:p>
      <text:p text:style-name="P31" loext:marker-style-name="T6"><text:span text:style-name="T23"/></text:p>
      <text:p text:style-name="P31" loext:marker-style-name="T6"><text:span text:style-name="T23"/></text:p>
      <text:p text:style-name="P31" loext:marker-style-name="T6"><text:soft-page-break/><text:span text:style-name="T23">N0.HOG0005521</text:span></text:p>
      <text:p text:style-name="P35" loext:marker-style-name="T6"><text:span text:style-name="T23"><text:tab/></text:span><text:span text:style-name="T42">Adaptation unclear, Stress related?</text:span></text:p>
      <text:p text:style-name="P31" loext:marker-style-name="T6"><text:span text:style-name="T23"><text:tab/></text:span><text:span text:style-name="T24">All Down. Two Ta Missing, two Ms fragmented</text:span></text:p>
      <text:p text:style-name="P31" loext:marker-style-name="T6"><text:span text:style-name="T56"><text:tab/></text:span><text:span text:style-name="T59">At ortholog of Zm: </text:span><text:span text:style-name="T10">ATPLC5, PHOSPHATIDYLINOSITOL-SPECIWC PHOSPHOLIPASE C5, PLC5 </text:span></text:p>
      <text:p text:style-name="P31" loext:marker-style-name="T8"><text:span text:style-name="T10"><text:tab/>Member of phospholipase (PLC) gene family; over-expression improves drought tolerance. Overexpression <text:tab/>increases drought tolerance due to increased plant compactness.</text:span></text:p>
      <text:p text:style-name="P31" loext:marker-style-name="T8"><text:span text:style-name="T10"><text:tab/><text:tab/>→</text:span><text:span text:style-name="T36"> </text:span><text:span text:style-name="T39">role unclear: deregulation/negative selection seems to be favourable. But overexpression leads to drought resistance</text:span></text:p>
      <text:p text:style-name="P48" loext:marker-style-name="T6">Ta shows only one homeolog, but still expansion of C4 can be seen. Adaptation although two Ms are show pseudogenisation? <text:span text:style-name="T79">Stress related?</text:span></text:p>
      <text:p text:style-name="P49" loext:marker-style-name="T6"/>
      <text:p text:style-name="P31" loext:marker-style-name="T6"><text:span text:style-name="T10">N0.HOG0005249</text:span></text:p>
      <text:p text:style-name="P43" loext:marker-style-name="T6"><text:span text:style-name="T10">discard</text:span></text:p>
      <text:p text:style-name="P1"><text:tab/><text:span text:style-name="T58">All Up, One Ta Missing and only one Ta upregualted</text:span></text:p>
      <text:p text:style-name="P1"><text:tab/><text:span text:style-name="T58">At ortholog of Zm: </text:span><text:span text:style-name="T10">DEHYDROASCORBATE REDUCTASE 2, DHAR2 </text:span></text:p>
      <text:p text:style-name="P1"><text:span text:style-name="T10"><text:tab/>→ </text:span><text:span text:style-name="T25">only reaction?</text:span></text:p>
      <text:p text:style-name="P1"><text:span text:style-name="T25"/></text:p>
      <text:p text:style-name="P31" loext:marker-style-name="T6"><text:span text:style-name="T25">N0.HOG0004139</text:span></text:p>
      <text:p text:style-name="P44" loext:marker-style-name="T6"><text:span text:style-name="T25">A</text:span><text:span text:style-name="T10">daptation, Stress related, </text:span><text:span text:style-name="T32">known function</text:span></text:p>
      <text:p text:style-name="P1"><text:span text:style-name="T25"><text:tab/></text:span><text:span text:style-name="T26">Os Down, Ta Up</text:span></text:p>
      <text:p text:style-name="P1"><text:span text:style-name="T26"><text:tab/>At ortholog of Zm PP2AA3, </text:span><text:span text:style-name="T10">PROTEIN PHOSPHATASE 2A <text:tab/>SUBUNIT</text:span></text:p>
      <text:p text:style-name="P1"><text:span text:style-name="T10"><text:tab/><text:tab/>→ </text:span><text:span text:style-name="T26">role some regulatory protein?</text:span></text:p>
      <text:p text:style-name="P14"><text:span text:style-name="T26"><text:tab/></text:span><text:span text:style-name="T36">But why is DE not conserved in C3. Os in roots/Ta in leaves?</text:span></text:p>
      <text:p text:style-name="P14"><text:span text:style-name="T36"/></text:p>
      <text:p text:style-name="P14"><text:span text:style-name="T36"/></text:p>
      <text:p text:style-name="P26">Summary:</text:p>
      <text:p text:style-name="P26">Adaptation: 5</text:p>
      <text:p text:style-name="P26"><text:tab/>with known function: <text:span text:style-name="T83">4</text:span></text:p>
      <text:p text:style-name="P15"><text:tab/>N0.HOG0004931 → <text:span text:style-name="T84">P</text:span><text:span text:style-name="T81">roteasome</text:span></text:p>
      <text:p text:style-name="P47" loext:marker-style-name="T6"><text:span text:style-name="T80"><text:tab/>N0.HOG0003362 → </text:span><text:span text:style-name="T81">ROC (cold tolerance)</text:span></text:p>
      <text:p text:style-name="P50" loext:marker-style-name="T6"><text:span text:style-name="T61"><text:tab/>N0.HOG0004139 → </text:span><text:span text:style-name="T62">Protein Phosphatase </text:span><text:span text:style-name="T82">PP2A</text:span>-<text:span text:style-name="T82">A3</text:span></text:p>
      <text:p text:style-name="P36" loext:marker-style-name="T6"><text:span text:style-name="T11"><text:tab/>N0.HOG0003137 → </text:span><text:span text:style-name="T31">NPC</text:span></text:p>
      <text:p text:style-name="P47" loext:marker-style-name="T6"/>
      <text:p text:style-name="P16"><text:span text:style-name="T43"><text:tab/>with unknown function: </text:span><text:span text:style-name="T44">1</text:span></text:p>
      <text:p text:style-name="P27"><text:tab/>N0.HOG0002869 → Sec14p-like phosphatidylinositol transfer family protein</text:p>
      <text:p text:style-name="P37" loext:marker-style-name="T6"><text:span text:style-name="T31"/></text:p>
      <text:p text:style-name="P22"><text:span text:style-name="T34">No further support for</text:span><text:span text:style-name="T10"> Adaptation </text:span><text:span text:style-name="T35">possible</text:span><text:span text:style-name="T10">: 6</text:span></text:p>
      <text:p text:style-name="P26">Adaptation unclear: 5</text:p>
      <text:p text:style-name="P26">discarded: 4</text:p>
      <text:p text:style-name="P1"><text:span text:style-name="T26"/></text:p>
      <text:p text:style-name="P1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99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8:35:30.766000000</meta:creation-date>
    <dc:date>2024-04-26T12:32:21.039000000</dc:date>
    <meta:editing-duration>PT11H58M57S</meta:editing-duration>
    <meta:editing-cycles>138</meta:editing-cycles>
    <meta:generator>LibreOffice/7.6.3.2$Windows_X86_64 LibreOffice_project/29d686fea9f6705b262d369fede658f824154cc0</meta:generator>
    <meta:document-statistic meta:table-count="0" meta:image-count="0" meta:object-count="0" meta:page-count="4" meta:paragraph-count="139" meta:word-count="1125" meta:character-count="7521" meta:non-whitespace-character-count="6332"/>
  </office:meta>
</office:document-meta>
</file>